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3.705cm" fo:margin-left="0.773cm" table:align="left"/>
    </style:style>
    <style:style style:name="Table2.A" style:family="table-column">
      <style:table-column-properties style:column-width="11.165cm"/>
    </style:style>
    <style:style style:name="Table2.B" style:family="table-column">
      <style:table-column-properties style:column-width="2.54cm"/>
    </style:style>
    <style:style style:name="Table2.1" style:family="table-row">
      <style:table-row-properties style:row-height="0.342cm"/>
    </style:style>
    <style:style style:name="Table2.A1" style:family="table-cell">
      <style:table-cell-properties style:vertical-align="" fo:padding="0.097cm" fo:border="none"/>
    </style:style>
    <style:style style:name="Table2.2" style:family="table-row">
      <style:table-row-properties style:min-row-height="0.727cm"/>
    </style:style>
    <style:style style:name="Table2.3" style:family="table-row">
      <style:table-row-properties style:min-row-height="0.639cm"/>
    </style:style>
    <style:style style:name="Table2.4" style:family="table-row">
      <style:table-row-properties style:min-row-height="0.466cm"/>
    </style:style>
    <style:style style:name="Table2.5" style:family="table-row">
      <style:table-row-properties style:min-row-height="0.561cm"/>
    </style:style>
    <style:style style:name="Table2.A5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 fo:font-size="6pt" style:font-size-asian="5.25pt" style:font-size-complex="6pt"/>
    </style:style>
    <style:style style:name="P2" style:family="paragraph" style:parent-style-name="Standard">
      <style:text-properties style:use-window-font-color="true"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use-window-font-color="true" style:font-name="Courier New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Courier New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urier New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urier New" fo:font-size="9pt" fo:font-weight="bold" style:font-size-asian="9pt" style:font-weight-asian="bold" style:font-size-complex="9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Courier 10 Pitch"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/text:p>
      <text:p text:style-name="Standard"><text:tab/><text:tab/><text:span text:style-name="T3"> <text:s text:c="84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1"><text:s text:c="8"/></text:span><text:span text:style-name="T2"><text:text-input text:description="&lt;o.payee_name&gt;">Paguese a la orden de</text:text-input></text:span><text:span text:style-name="T1"> <text:s text:c="105"/></text:span></text:p>
          </table:table-cell>
          <table:table-cell table:style-name="Table2.A1" office:value-type="string">
            <text:p text:style-name="P4"><text:s text:c="3"/><text:span text:style-name="T5"><text:text-input text:description="&lt;&quot;{0:.2f}&quot;.format(o.amount)&gt;">US 0.0</text:text-input></text:span></text:p>
          </table:table-cell>
        </table:table-row>
        <table:table-row table:style-name="Table2.3">
          <table:table-cell table:style-name="Table2.A1" table:number-columns-spanned="2" office:value-type="string">
            <text:p text:style-name="P3"><text:s text:c="8"/><text:span text:style-name="T4"><text:text-input text:description="&lt;o.amount_in_words&gt;">La suma de                                                   </text:text-input>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"><text:s text:c="8"/></text:p>
          </table:table-cell>
          <table:covered-table-cell/>
        </table:table-row>
        <table:table-row table:style-name="Table2.5">
          <table:table-cell table:style-name="Table2.A5" table:number-columns-spanned="2" office:value-type="string">
            <text:p text:style-name="P2"><text:s text:c="3"/><text:span text:style-name="T4"><text:s/></text:span><text:span text:style-name="T4"><text:text-input text:description="&lt;user.company_id.partner_id.address[0].city&gt;">CIUDAD</text:text-input></text:span> <text:s text:c="7"/><text:span text:style-name="T4"><text:text-input text:description="&lt;o.current_date&gt;">FECHA</text:text-input></text:span> <text:s text:c="2"/></text:p>
          </table:table-cell>
          <table:covered-table-cell/>
        </table:table-row>
      </table:table>
      <text:p text:style-name="P1"><text:tab/><text:tab/><text:tab/><text:tab/><text:tab/><text:tab/><text:tab/> <text:tab/><text:tab/><text:tab/><text:tab/><text:tab/><text:tab/><text:tab/><text:tab/> <text:s text:c="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3cm" fo:page-height="7.301cm" style:num-format="1" style:print-orientation="portrait" fo:margin-top="0cm" fo:margin-bottom="0cm" fo:margin-left="0.101cm" fo:margin-right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_64 LibreOffice_project/350m1$Build-2</meta:generator>
    <dc:date>2014-02-12T12:52:59</dc:date>
    <dc:creator>Patricio Rangles</dc:creator>
    <meta:editing-duration>P1DT5H22M24S</meta:editing-duration>
    <meta:editing-cycles>228</meta:editing-cycles>
    <meta:printed-by>Carlos Yumbillo</meta:printed-by>
    <meta:print-date>2013-02-08T14:47:59</meta:print-date>
    <meta:document-statistic meta:table-count="1" meta:image-count="0" meta:object-count="0" meta:page-count="1" meta:paragraph-count="8" meta:word-count="12" meta:character-count="369" meta:non-whitespace-character-count="41"/>
  </office:meta>
</office:document-meta>
</file>